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>
            <text:p>Table Name = Gam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Default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Char(5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table:style-name="Default"/>
        </table:table-row>
        <table:table-row table:style-name="ro2">
          <table:table-cell office:value-type="string">
            <text:p>Game_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Table Name = Badmition_Registra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Char(4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1">
          <table:table-cell office:value-type="string">
            <text:p>Team_Number</text:p>
          </table:table-cell>
          <table:table-cell office:value-type="string">
            <text:p>Integer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 office:value-type="string">
            <text:p>Auto-generated</text:p>
          </table:table-cell>
        </table:table-row>
        <table:table-row table:style-name="ro2">
          <table:table-cell office:value-type="string">
            <text:p>Team_Name</text:p>
          </table:table-cell>
          <table:table-cell office:value-type="string">
            <text:p>Varchar(50)</text:p>
          </table:table-cell>
          <table:table-cell office:value-type="string">
            <text:p>Primary Key 3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Name</text:p>
          </table:table-cell>
          <table:table-cell office:value-type="string">
            <text:p>Varchar(30)</text:p>
          </table:table-cell>
          <table:table-cell table:style-name="Default" office:value-type="string">
            <text:p>Primary Key 4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OB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2">
          <table:table-cell office:value-type="string">
            <text:p>Email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hone</text:p>
          </table:table-cell>
          <table:table-cell office:value-type="string">
            <text:p>Char(15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Partner_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rtner_DOB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Agreement_Acceptance_Ind</text:p>
          </table:table-cell>
          <table:table-cell office:value-type="string">
            <text:p>Char(1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Table Name = Badmition_Fixur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ce2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Char(4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1">
          <table:table-cell office:value-type="string">
            <text:p>Match_Number</text:p>
          </table:table-cell>
          <table:table-cell office:value-type="string">
            <text:p>Integer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Team_Name1</text:p>
          </table:table-cell>
          <table:table-cell office:value-type="string">
            <text:p>Varchar(50)</text:p>
          </table:table-cell>
          <table:table-cell office:value-type="string">
            <text:p>Foreign Key</text:p>
          </table:table-cell>
          <table:table-cell table:number-columns-repeated="2"/>
        </table:table-row>
        <table:table-row table:style-name="ro2">
          <table:table-cell office:value-type="string">
            <text:p>Team_Name2</text:p>
          </table:table-cell>
          <table:table-cell office:value-type="string">
            <text:p>Varchar(50)</text:p>
          </table:table-cell>
          <table:table-cell office:value-type="string">
            <text:p>Foreign Key</text:p>
          </table:table-cell>
          <table:table-cell table:number-columns-repeated="2"/>
        </table:table-row>
        <table:table-row table:style-name="ro1">
          <table:table-cell office:value-type="string">
            <text:p>Match_Date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Match_Time</text:p>
          </table:table-cell>
          <table:table-cell office:value-type="string">
            <text:p>Time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Court</text:p>
          </table:table-cell>
          <table:table-cell office:value-type="string">
            <text:p>Char(5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Table Name = Badmition_Event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Char(4)</text:p>
          </table:table-cell>
          <table:table-cell office:value-type="string">
            <text:p>Primary Key 1</text:p>
          </table:table-cell>
          <table:table-cell/>
          <table:table-cell office:value-type="string">
            <text:p>YYYY</text:p>
          </table:table-cell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Char(5)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Event_Name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Doubl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3/15/2018</text:date>, <text:time>19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11:59</meta:creation-date>
    <dc:date>2018-03-15T19:50:42</dc:date>
    <meta:editing-duration>PT23M23S</meta:editing-duration>
    <meta:editing-cycles>3</meta:editing-cycles>
    <meta:generator>OpenOffice/4.1.2$Unix OpenOffice.org_project/412m3$Build-9782</meta:generator>
    <meta:document-statistic meta:table-count="3" meta:cell-count="110" meta:object-count="0"/>
  </office:meta>
</office:document-meta>
</file>